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83.96mm"/>
    </style:style>
    <style:style style:name="co4" style:family="table-column">
      <style:table-column-properties fo:break-before="auto" style:column-width="22.4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style:glyph-orientation-vertical="0" fo:background-color="#fcd4d1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68e76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glyph-orientation-vertical="0" fo:background-color="#adc5e7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26" style:family="table-cell" style:parent-style-name="Default">
      <style:table-cell-properties style:glyph-orientation-vertical="0" fo:background-color="#fcd4d1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68e76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fo:background-color="#adc5e7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68e76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3" style:family="table-cell" style:parent-style-name="Default" style:data-style-name="N10">
      <style:table-cell-properties style:glyph-orientation-vertical="0" fo:border-bottom="1.76pt solid #1f1c1b" fo:background-color="#f68e76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3pt" fo:font-style="normal" fo:text-shadow="none" style:text-underline-style="none" fo:font-weight="bold" style:font-size-asian="13pt" style:font-style-asian="normal" style:font-weight-asian="bold" style:font-name-complex="Arial CE1" style:font-size-complex="13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adc5e7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adc5e7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fill-color="#fcd4d1"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fill-color="#fcd4d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cd4d1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4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4" svg:width="148.22mm" svg:height="99.1mm" svg:x="185.25mm" svg:y="16.37mm">
            <text:p text:style-name="P1"><text:span text:style-name="T2">Jeśli liczba nadgodzin jest mniejsza lub równa liczbie nadgodzin bez premii</text:span></text:p>
            <text:p text:style-name="P1"><text:span text:style-name="T2">To mnożymy ja przez stawkę płacy. Jeśli jest większa to do iloczynu dodajemy</text:span></text:p>
            <text:p text:style-name="P1"><text:span text:style-name="T2"><text:s/></text:span><text:span text:style-name="T2">różnicę nadgodzin i nadgodzin bez premii dodatkowo pomnożoną przez stawkę</text:span></text:p>
            <text:p text:style-name="P1"><text:span text:style-name="T2"><text:s/></text:span><text:span text:style-name="T2">płacy i premię za ponadnormatywne nadgodziny</text:span></text:p>
          </draw:rect>
        </table:shapes>
        <table:table-column table:style-name="co3" table:default-cell-style-name="ce8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2">
          <table:table-cell table:style-name="ce6" office:value-type="string" calcext:value-type="string">
            <text:p>Algorytm obliczania płacy pracownika za przepracowane nadgodziny</text:p>
          </table:table-cell>
          <table:table-cell table:style-name="ce26" table:number-columns-repeated="5"/>
          <table:table-cell table:style-name="ce15"/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2" table:number-columns-repeated="5"/>
          <table:table-cell table:style-name="ce15"/>
          <table:table-cell table:style-name="ce18" office:value-type="string" calcext:value-type="string">
            <text:p><text:s text:c="12"/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32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33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32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32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35" office:value-type="string" calcext:value-type="string">
            <text:p>płaca=</text:p>
          </table:table-cell>
          <table:table-cell table:style-name="ce3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5" table:number-columns-repeated="7"/>
          <table:table-cell table:number-columns-repeated="1017"/>
        </table:table-row>
        <table:table-row table:style-name="ro6">
          <table:table-cell table:style-name="ce22" office:value-type="string" calcext:value-type="string">
            <text:p>- kolorem różowym oznaczone są komórki, do których należy wpisać odpowiednie wartości</text:p>
          </table:table-cell>
          <table:table-cell table:style-name="ce29" table:number-columns-repeated="5"/>
          <table:table-cell table:style-name="ce5"/>
          <table:table-cell table:number-columns-repeated="1017"/>
        </table:table-row>
        <table:table-row table:style-name="ro6">
          <table:table-cell table:style-name="ce23" office:value-type="string" calcext:value-type="string">
            <text:p>- kolorem niebieskim oznaczona jest komórka zawierająca formułę obliczającą żądaną wartość</text:p>
          </table:table-cell>
          <table:table-cell table:style-name="ce30" table:number-columns-repeated="5"/>
          <table:table-cell table:style-name="ce42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38:12.7139555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11:39:33.095555450</dc:date>
    <meta:print-date>2003-03-13T12:37:37</meta:print-date>
    <meta:generator>LibreOffice/6.0.7.3$Linux_X86_64 LibreOffice_project/00m0$Build-3</meta:generator>
    <meta:editing-duration>PT15M45S</meta:editing-duration>
    <meta:editing-cycles>6</meta:editing-cycles>
    <meta:document-statistic meta:table-count="3" meta:cell-count="16" meta:object-count="2"/>
  </office:meta>
</office:document-meta>
</file>